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51b3f" officeooo:paragraph-rsid="00151b3f"/>
    </style:style>
    <style:style style:name="P2" style:family="paragraph" style:parent-style-name="Standard">
      <style:text-properties style:font-name="Times New Roman" fo:font-size="16pt" style:text-underline-style="solid" style:text-underline-width="auto" style:text-underline-color="font-color" officeooo:rsid="00151b3f" officeooo:paragraph-rsid="00151b3f" style:font-size-asian="16pt" style:font-size-complex="16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officeooo:rsid="00164bbd" officeooo:paragraph-rsid="00164bbd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officeooo:rsid="00164bbd" officeooo:paragraph-rsid="00220eb5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officeooo:rsid="00181fc4" officeooo:paragraph-rsid="00181fc4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officeooo:rsid="00188c8e" officeooo:paragraph-rsid="00188c8e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officeooo:rsid="00188c8e" officeooo:paragraph-rsid="001909f5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officeooo:rsid="001909f5" officeooo:paragraph-rsid="001909f5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officeooo:rsid="00195232" officeooo:paragraph-rsid="00195232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officeooo:rsid="001b241b" officeooo:paragraph-rsid="00206520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 New Roman" officeooo:rsid="001c53c2" officeooo:paragraph-rsid="001c53c2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officeooo:rsid="001dd907" officeooo:paragraph-rsid="001dd907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officeooo:rsid="001f7516" officeooo:paragraph-rsid="001f7516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officeooo:rsid="00206520" officeooo:paragraph-rsid="00206520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officeooo:rsid="0020b842" officeooo:paragraph-rsid="0020b842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Times New Roman" officeooo:rsid="0021320e" officeooo:paragraph-rsid="0021320e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Times New Roman" officeooo:rsid="00220eb5" officeooo:paragraph-rsid="00220eb5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officeooo:rsid="0023a5e6" officeooo:paragraph-rsid="0023a5e6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Times New Roman" officeooo:rsid="0024993b" officeooo:paragraph-rsid="0024993b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officeooo:rsid="00269aca" officeooo:paragraph-rsid="00281793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officeooo:rsid="00281793" officeooo:paragraph-rsid="00281793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officeooo:rsid="0028252d" officeooo:paragraph-rsid="0028252d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95232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195232" officeooo:paragraph-rsid="00195232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1b241b" officeooo:paragraph-rsid="001b241b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1b241b" officeooo:paragraph-rsid="00206520"/>
    </style:style>
    <style:style style:name="T1" style:family="text">
      <style:text-properties officeooo:rsid="00181fc4"/>
    </style:style>
    <style:style style:name="T2" style:family="text">
      <style:text-properties officeooo:rsid="00188c8e"/>
    </style:style>
    <style:style style:name="T3" style:family="text">
      <style:text-properties officeooo:rsid="001909f5"/>
    </style:style>
    <style:style style:name="T4" style:family="text">
      <style:text-properties officeooo:rsid="0019487c"/>
    </style:style>
    <style:style style:name="T5" style:family="text">
      <style:text-properties style:font-name="Times New Roman"/>
    </style:style>
    <style:style style:name="T6" style:family="text">
      <style:text-properties style:font-name="Times New Roman" officeooo:rsid="00195232"/>
    </style:style>
    <style:style style:name="T7" style:family="text">
      <style:text-properties style:font-name="Times New Roman" officeooo:rsid="0019e88d"/>
    </style:style>
    <style:style style:name="T8" style:family="text">
      <style:text-properties officeooo:rsid="001c53c2"/>
    </style:style>
    <style:style style:name="T9" style:family="text">
      <style:text-properties officeooo:rsid="001dc7e3"/>
    </style:style>
    <style:style style:name="T10" style:family="text">
      <style:text-properties officeooo:rsid="00206520"/>
    </style:style>
    <style:style style:name="T11" style:family="text">
      <style:text-properties officeooo:rsid="0021320e"/>
    </style:style>
    <style:style style:name="T12" style:family="text">
      <style:text-properties officeooo:rsid="00220eb5"/>
    </style:style>
    <style:style style:name="T13" style:family="text">
      <style:text-properties officeooo:rsid="0024993b"/>
    </style:style>
    <style:style style:name="T14" style:family="text">
      <style:text-properties officeooo:rsid="002593a7"/>
    </style:style>
    <style:style style:name="T15" style:family="text">
      <style:text-properties officeooo:rsid="00269aca"/>
    </style:style>
    <style:style style:name="T16" style:family="text">
      <style:text-properties officeooo:rsid="00281793"/>
    </style:style>
    <style:style style:name="T17" style:family="text">
      <style:text-properties officeooo:rsid="0028252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A 2: INTRODUCCIÓN A LOS SISTEMAS OPERATIVOS</text:p>
      <text:p text:style-name="P1"/>
      <text:list xml:id="list7860555323457450854" text:style-name="L1">
        <text:list-item>
          <text:p text:style-name="P3">Multiprogramación</text:p>
          <text:list>
            <text:list-item>
              <text:p text:style-name="P8">Procesamiento en serie (sin SO).</text:p>
            </text:list-item>
            <text:list-item>
              <text:p text:style-name="P8">Sistema por lotes (agrupa procesos similares)</text:p>
            </text:list-item>
            <text:list-item>
              <text:p text:style-name="P3"><text:span text:style-name="T3">Multiprogramación y </text:span>Sistema de tiempo compartido</text:p>
            </text:list-item>
          </text:list>
        </text:list-item>
        <text:list-item>
          <text:p text:style-name="P3">Proceso: una instancia de un programa eg¡jecutándose en un computador / la entidad que se puede ejecutar en un computador / unidad de actividad caracterizada por un solo hilo secuencial en ejecución, un estado actual y un conjunto de recursos del sistema asociados.</text:p>
          <text:list>
            <text:list-item>
              <text:p text:style-name="P3">Componentes de un proceso:</text:p>
              <text:list>
                <text:list-item>
                  <text:p text:style-name="P3">Un programa ejecutable</text:p>
                </text:list-item>
                <text:list-item>
                  <text:p text:style-name="P3">Datos asociados al programa</text:p>
                </text:list-item>
                <text:list-item>
                  <text:p text:style-name="P3">Contexto de ejecución del programa: <text:span text:style-name="T1">conjunto de datos interno por el cual es sistema operativo es capaz de supervisar y controlar el proceso (contador de programa, registros de datos...)</text:span></text:p>
                </text:list-item>
              </text:list>
            </text:list-item>
          </text:list>
        </text:list-item>
        <text:list-item>
          <text:p text:style-name="P3">Bloque de control de proceso (PCB): <text:span text:style-name="T1">creado y gestionado por el SO. Contiene suficiente información de forma que es posible interrumpir el proceso y reanudarlo después. Es la herramienta clave de la multiprogramación.</text:span></text:p>
          <text:list>
            <text:list-item>
              <text:p text:style-name="P5">¿Qué contiene el PCB?</text:p>
              <text:list>
                <text:list-item>
                  <text:p text:style-name="P5">Información de identificación: identificador de proceso, id. del proceso padre, información del usuario…</text:p>
                </text:list-item>
                <text:list-item>
                  <text:p text:style-name="P5">Estado del procesador: contador de programa, <text:span text:style-name="T3">PSW, </text:span>otros registros… <text:span text:style-name="T2">(datos de contexto)</text:span></text:p>
                </text:list-item>
                <text:list-item>
                  <text:p text:style-name="P5">Información de control de proceso:</text:p>
                  <text:list>
                    <text:list-item>
                      <text:p text:style-name="P5">De planificación y estado: estado del proceso, evento por el cual espera, prioridad, <text:span text:style-name="T2">información del estado de E/S</text:span>…</text:p>
                    </text:list-item>
                    <text:list-item>
                      <text:p text:style-name="P5">De memoria: segmentos asignados</text:p>
                    </text:list-item>
                    <text:list-item>
                      <text:p text:style-name="P5">Otros recursos: archivos, puertos…</text:p>
                    </text:list-item>
                    <text:list-item>
                      <text:p text:style-name="P5">Punteros para estructurar los procesos en colas o anillos.</text:p>
                    </text:list-item>
                    <text:list-item>
                      <text:p text:style-name="P5">Comunicación entre procesos.</text:p>
                    </text:list-item>
                    <text:list-item>
                      <text:p text:style-name="P6">Información de auditoría (p. ej. límite de tiempo de procesador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Traza de ejecución: <text:span text:style-name="T2">secuencia de instrucciones que se ejecutan para un proceso. En un sistema multiprogramado las trazas de los procesos se entrelazan.</text:span></text:p>
          <text:list>
            <text:list-item>
              <text:p text:style-name="P6">Dispatcher (activador): programa que provoca el cambio de proceso en el procesador.</text:p>
            </text:list-item>
          </text:list>
        </text:list-item>
        <text:list-item>
          <text:p text:style-name="P3">Llamadas al sistema: <text:span text:style-name="T2">forma en la que se comunican los programas de usuario con el SO: solicitudes E/S, gestión de procesos y de memoria.</text:span></text:p>
          <text:list>
            <text:list-item>
              <text:p text:style-name="P6">Implementadas a través de una trampa o TRAP. (interrupción)</text:p>
            </text:list-item>
          </text:list>
        </text:list-item>
        <text:list-item>
          <text:p text:style-name="P3">Creación y terminación de procesos</text:p>
          <text:list>
            <text:list-item>
              <text:p text:style-name="P3">Creación de Procesos</text:p>
              <text:list>
                <text:list-item>
                  <text:p text:style-name="P6">Los crea el SO u otro proceso (padre e hijo), ante una solicitud de trabajo o la entrada de un usuario en el sistema.</text:p>
                </text:list-item>
                <text:list-item>
                  <text:p text:style-name="P7">Procedimiento:</text:p>
                  <text:list>
                    <text:list-item>
                      <text:p text:style-name="P7"><text:span text:style-name="T3">Asignar identificador único al proceso.</text:span></text:p>
                    </text:list-item>
                    <text:list-item>
                      <text:p text:style-name="P8">Asignar un nuevo PCB.</text:p>
                    </text:list-item>
                    <text:list-item>
                      <text:p text:style-name="P8">Asignar memoria para el programa asociado.</text:p>
                    </text:list-item>
                    <text:list-item>
                      <text:p text:style-name="P8">Inicializar PCB:</text:p>
                      <text:list>
                        <text:list-item>
                          <text:p text:style-name="P8">PC: Dirección inicial de comienzo del programa.</text:p>
                        </text:list-item>
                        <text:list-item>
                          <text:p text:style-name="P8">SP: Dirección de la pila de sistema.</text:p>
                        </text:list-item>
                        <text:list-item>
                          <text:p text:style-name="P8">Memoria donde reside el programa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<text:soft-page-break/>Terminación de procesos: <text:span text:style-name="T4">intrucción HALT o una llamada al sistema par comunicar su terminación. Un error también puede finalizar el proceso.</text:span></text:p>
            </text:list-item>
          </text:list>
        </text:list-item>
        <text:list-item>
          <text:p text:style-name="P3">Modelo de los cinco estados:</text:p>
          <text:list>
            <text:list-item>
              <text:p text:style-name="P9">Estados posibles:</text:p>
              <text:list>
                <text:list-item>
                  <text:p text:style-name="P9">Nuevo: aún no se ha cargado</text:p>
                </text:list-item>
                <text:list-item>
                  <text:p text:style-name="P9">Listo: preparado para ejecutar cuando tenga una oportunidad.</text:p>
                </text:list-item>
                <text:list-item>
                  <text:p text:style-name="P9">Ejecutando</text:p>
                </text:list-item>
                <text:list-item>
                  <text:p text:style-name="P23"><text:span text:style-name="T6">Bloqueado: espera a un evento una E/S</text:span></text:p>
                </text:list-item>
                <text:list-item>
                  <text:p text:style-name="P9">Saliente</text:p>
                </text:list-item>
              </text:list>
            </text:list-item>
            <text:list-item>
              <text:p text:style-name="P23"><text:span text:style-name="T6">Transiciones:</text:span></text:p>
              <text:list>
                <text:list-item>
                  <text:p text:style-name="P24"><text:span text:style-name="T5">Null → Nuevo</text:span></text:p>
                </text:list-item>
                <text:list-item>
                  <text:p text:style-name="P24"><text:span text:style-name="T5">Nuevo → Listo: el SO lo mueve a listo cuando esté preparado para ejecutarse</text:span></text:p>
                </text:list-item>
                <text:list-item>
                  <text:p text:style-name="P24"><text:span text:style-name="T5">Listo → </text:span><text:span text:style-name="T7">Ejecutando: cuando llega el momento de seleccionar un nuevo proceso, el planificador lo hace entre los que se encuentran en el estado listo.</text:span></text:p>
                </text:list-item>
                <text:list-item>
                  <text:p text:style-name="P25"><text:span text:style-name="T7">E</text:span><text:span text:style-name="T5">jecutando → Saliente: cuando finaliza el proceso o se aborta.</text:span></text:p>
                </text:list-item>
                <text:list-item>
                  <text:p text:style-name="P25"><text:span text:style-name="T5">Ejecutando → Listo: el proceso agota el tiempo máximo, o debido a la prioridad de otros procesos.</text:span></text:p>
                </text:list-item>
                <text:list-item>
                  <text:p text:style-name="P25"><text:span text:style-name="T5">Ejecutando → Bloqueado: si el proceso solicita algo por lo que debe esperar</text:span></text:p>
                </text:list-item>
                <text:list-item>
                  <text:p text:style-name="P25"><text:span text:style-name="T5">Bloqueado → Listo: se produce el evento</text:span></text:p>
                </text:list-item>
                <text:list-item>
                  <text:p text:style-name="P25"><text:span text:style-name="T5">Listo → Saliente: cuando el padre finaliza los hijos también.</text:span></text:p>
                </text:list-item>
                <text:list-item>
                  <text:p text:style-name="P25"><text:span text:style-name="T5">Bloqueado → Saliente: cuando el padre finaliza los hijos también</text:span></text:p>
                </text:list-item>
              </text:list>
            </text:list-item>
          </text:list>
        </text:list-item>
        <text:list-item>
          <text:p text:style-name="P3">Control de procesos: Cambio de contexto/proceso<text:span text:style-name="T8">s: cuando el proceso “ejecutando” cambia a otro estado.</text:span></text:p>
          <text:list>
            <text:list-item>
              <text:p text:style-name="P11">Casos en los que se da un cambio de proceso:</text:p>
              <text:list>
                <text:list-item>
                  <text:p text:style-name="P11">Interrupción: causas ajenas al procesos</text:p>
                  <text:list>
                    <text:list-item>
                      <text:p text:style-name="P11">El control se tran<text:span text:style-name="T9">s</text:span>fiere a la rutina de interrupción</text:p>
                    </text:list-item>
                  </text:list>
                </text:list-item>
                <text:list-item>
                  <text:p text:style-name="P11">Trap: condición de error o excepción. Si es irreversible, el SO finaliza el proceso, sino actúa dependiendo del error.</text:p>
                </text:list-item>
                <text:list-item>
                  <text:p text:style-name="P11">Llamada al sistema: El SO actúa.</text:p>
                </text:list-item>
              </text:list>
            </text:list-item>
            <text:list-item>
              <text:p text:style-name="P11">Pasos en el cambio de contexto/proceso:</text:p>
              <text:list>
                <text:list-item>
                  <text:p text:style-name="P12">Salvar el estado del procesador, incluyendo el PC y otros registros.</text:p>
                </text:list-item>
                <text:list-item>
                  <text:p text:style-name="P12">Actualizar el PCB que está actualmente en estado “Ejecutando”.</text:p>
                </text:list-item>
                <text:list-item>
                  <text:p text:style-name="P12">Mover el PCB a la cola apropiada.</text:p>
                </text:list-item>
                <text:list-item>
                  <text:p text:style-name="P12">Seleccionar un nuevo proceso a ejecutar.</text:p>
                </text:list-item>
                <text:list-item>
                  <text:p text:style-name="P12">Actualizar el PCB del proceso elegido.</text:p>
                </text:list-item>
                <text:list-item>
                  <text:p text:style-name="P12">Restaurar el estado del procesador al que tenía el proceso seleccionado cuando salió del estado “Ejecutando”, leyendo los valores anteriores del PC y demás registros.</text:p>
                </text:list-item>
              </text:list>
            </text:list-item>
          </text:list>
        </text:list-item>
        <text:list-item>
          <text:p text:style-name="P12">Control de procesos: manejo de interrupción:</text:p>
          <text:list>
            <text:list-item>
              <text:list>
                <text:list-item>
                  <text:p text:style-name="P12">El SO coloca el contador de programa en la dirección de comienzo d e la rutina del programa manejador de la interrupción.</text:p>
                </text:list-item>
                <text:list-item>
                  <text:p text:style-name="P12">Cambia a modo núcleo para poder realizar instrucciones privilegiadas.</text:p>
                </text:list-item>
                <text:list-item>
                  <text:p text:style-name="P13">La primera instrucción que se realiza es el salvado del contexto del proceso en el PCB para su posterior reanudación.</text:p>
                </text:list-item>
              </text:list>
            </text:list-item>
          </text:list>
        </text:list-item>
        <text:list-item>
          <text:p text:style-name="P26"><text:span text:style-name="T5">Control de procesos: modos de ejecución del procesador:</text:span></text:p>
          <text:list>
            <text:list-item>
              <text:p text:style-name="P26"><text:span text:style-name="T5">Dos modos: usuario y núcleo/kernel.</text:span></text:p>
            </text:list-item>
            <text:list-item>
              <text:p text:style-name="P10">Un bit en la palabra de estado del programa indica el modo de ejecución. El bit cambia a modo núcle<text:span text:style-name="T10">o</text:span> para las E/S, <text:s/>interrupciones y llamadas al sistema.</text:p>
            </text:list-item>
            <text:list-item>
              <text:p text:style-name="P14">Pasos en el <text:s/>cambio de modo:</text:p>
              <text:list>
                <text:list-item>
                  <text:p text:style-name="P14"><text:soft-page-break/>El hardware automáticamente salva como mínimo el PC y PSW y el bit cambia a modo núcleo.</text:p>
                </text:list-item>
                <text:list-item>
                  <text:p text:style-name="P14">Determinar la rutina del SO que debe ejecutarse y cargar el el PC con su rutina de comienzo.</text:p>
                </text:list-item>
                <text:list-item>
                  <text:p text:style-name="P14">Ejecutar la rutina, posiblemente la rutina empieze slavando el resto de registros del procesador y termine restaurando en el procesador la información de registros previamente salvada.</text:p>
                </text:list-item>
                <text:list-item>
                  <text:p text:style-name="P14">Volver a la rutina del SO, el hardware automáticamente restaura en el procesador la información del PC y PSW previamente salvada.</text:p>
                </text:list-item>
              </text:list>
            </text:list-item>
          </text:list>
        </text:list-item>
        <text:list-item>
          <text:p text:style-name="P3">Hebras:</text:p>
          <text:list>
            <text:list-item>
              <text:p text:style-name="P15">proceso= tarea + hebras. Tarea: soporta los recursos necesarios para la relización del proceso. Hebra: cada instancia del proceso que se ejecutan independientemente del resto de hebras.</text:p>
            </text:list-item>
            <text:list-item>
              <text:p text:style-name="P15">Características de las hebras de un proceso (multihebra):</text:p>
              <text:list>
                <text:list-item>
                  <text:p text:style-name="P16">Cada hebra tiene su PCB, que contiene los valores de los registros, la prioridad y otra información relativa al estado de la hebra.</text:p>
                </text:list-item>
                <text:list-item>
                  <text:p text:style-name="P15">Una pila de ej<text:span text:style-name="T11">e</text:span>cución</text:p>
                </text:list-item>
                <text:list-item>
                  <text:p text:style-name="P15">Almacenamiento para variables locales.</text:p>
                </text:list-item>
                <text:list-item>
                  <text:p text:style-name="P15">Acceso a la memoria y recursos de su proceso, compartido con el resto de hebras del proceso.</text:p>
                </text:list-item>
              </text:list>
            </text:list-item>
            <text:list-item>
              <text:p text:style-name="P16">Beneficios de las hebras: más fácil crear nueva hebra y cambiar entre ellas , mayor eficiencia de comunicación entre hebras, aprovechar técnicas de programación recurrente y el multiprocesamiento simétrico.</text:p>
            </text:list-item>
            <text:list-item>
              <text:p text:style-name="P17">Modelo de los cinco estados para hebras: lo mismo.</text:p>
            </text:list-item>
          </text:list>
        </text:list-item>
        <text:list-item>
          <text:p text:style-name="P17">Espacios para las direcciones de memoria:</text:p>
          <text:list>
            <text:list-item>
              <text:p text:style-name="P17">Espacio de direcciones lógicas</text:p>
            </text:list-item>
            <text:list-item>
              <text:p text:style-name="P17">Espacio de direcciones físico</text:p>
            </text:list-item>
            <text:list-item>
              <text:p text:style-name="P18">Mapa de memoria de un ordenador: todo el espacio de memoria direccionable por el ordenador, normalmente depende del tamaño del bus de direcciones.</text:p>
            </text:list-item>
          </text:list>
        </text:list-item>
        <text:list-item>
          <text:p text:style-name="P18">Mapa de memoria de un proceso: estructura de datos (que reside en memoria) que indica el tamaño total del espacio de direcciones lógico y la correspondencia entre direcciones lógicas y físicas.</text:p>
        </text:list-item>
        <text:list-item>
          <text:p text:style-name="P3">Gestión Básica de la memoria</text:p>
          <text:list>
            <text:list-item>
              <text:p text:style-name="P4">Carga absoluta: <text:span text:style-name="T12">Asignar direcciones físicas (direcciones de memoria principal) al programa en tiempo de compilación. El programa no es reubicable.</text:span></text:p>
            </text:list-item>
            <text:list-item>
              <text:p text:style-name="P4">Reubicación: <text:span text:style-name="T12">Capacidad de cargar y ejecutar un programa en un lugar arbitrario de la memoria.</text:span></text:p>
              <text:list>
                <text:list-item>
                  <text:p text:style-name="P4">Reubicación estática:</text:p>
                  <text:list>
                    <text:list-item>
                      <text:p text:style-name="P4"><text:span text:style-name="T12">El compilador genera direcciones lógicas (relativas) de 0 a M.</text:span></text:p>
                    </text:list-item>
                    <text:list-item>
                      <text:p text:style-name="P17">La decisión de dónde ubicar el programa en memoria principal se realiza en tiempo de carga.</text:p>
                    </text:list-item>
                    <text:list-item>
                      <text:p text:style-name="P17">El cargador añade la dirección base de carga a todas las referencias relativas a memoria del programa.</text:p>
                    </text:list-item>
                  </text:list>
                </text:list-item>
                <text:list-item>
                  <text:p text:style-name="P3">Reubicación dinámica:</text:p>
                  <text:list>
                    <text:list-item>
                      <text:p text:style-name="P17">El compilador genera direccione lógicas (relativas) de 0 a M.</text:p>
                    </text:list-item>
                    <text:list-item>
                      <text:p text:style-name="P17">La traducción de direcciones lógicas a físicas se realiza en tiempo de ejecución, luego el programa está cargado con referencia relativas.</text:p>
                    </text:list-item>
                    <text:list-item>
                      <text:p text:style-name="P17">Requiere apoyo hardwar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Particionamiento de la memoria</text:p>
          <text:list>
            <text:list-item>
              <text:p text:style-name="P3">Particionamiento fijo: <text:span text:style-name="T13">problemas:</text:span></text:p>
              <text:list>
                <text:list-item>
                  <text:p text:style-name="P19"><text:soft-page-break/>Un programa puede ser demasiado grande y el programador debería utilizar overlays (dividir el programa en módulos)</text:p>
                </text:list-item>
                <text:list-item>
                  <text:p text:style-name="P19">Fragmentación interna: cualquier programa muy pequeño ocupa un apartición entera.</text:p>
                </text:list-item>
              </text:list>
            </text:list-item>
            <text:list-item>
              <text:p text:style-name="P3">Particionamiento dinámico: <text:span text:style-name="T13">particiones de longitud variable, lo que provoca que queden huecos (fragmentación externa) y sea necesario compactar</text:span></text:p>
            </text:list-item>
            <text:list-item>
              <text:p text:style-name="P3">Paginación:</text:p>
              <text:list>
                <text:list-item>
                  <text:p text:style-name="P19">La memoria se divide en particiones pequeñas (marcos) y el proceso en páginas del mismo tamaño. </text:p>
                </text:list-item>
                <text:list-item>
                  <text:p text:style-name="P19">Dirección lógica (número_página, desplazamiento). Dirección física (número_marco, desplazamiento)</text:p>
                </text:list-item>
                <text:list-item>
                  <text:p text:style-name="P19">El tam<text:span text:style-name="T14">a</text:span>ño de página y marco debe ser una potencia de base 2. <text:span text:style-name="T15">(simplifica la vida y este insufrible doble grado)</text:span></text:p>
                </text:list-item>
                <text:list-item>
                  <text:p text:style-name="P20">El SO mantiene una tabla de páginas para cada proceso, en la memoria principal. <text:span text:style-name="T16">En el PCB se almacena el Registro Base de la Tabla de Páginas, que apunta a la tabla. </text:span></text:p>
                </text:list-item>
                <text:list-item>
                  <text:p text:style-name="P20"><text:span text:style-name="T16">Para evitar la realización de dos accesos a memoria, se utiliza el búfer de traducción adelantada (TLB, un tipo de caché): si existe la dirección en el TLB, nos ahorramos buscarla en la la tabla, si no, actualizamos el TLB.</text:span></text:p>
                </text:list-item>
                <text:list-item>
                  <text:p text:style-name="P22">Dirección física = num_marco * tamaño_página + Desplazamiento</text:p>
                </text:list-item>
              </text:list>
            </text:list-item>
            <text:list-item>
              <text:p text:style-name="P3">Segmentación</text:p>
              <text:list>
                <text:list-item>
                  <text:p text:style-name="P21">El programa se divide en segmentos de longitud variable.</text:p>
                </text:list-item>
                <text:list-item>
                  <text:p text:style-name="P21">Dirección lógica (número_segmento, desplazamiento)</text:p>
                </text:list-item>
                <text:list-item>
                  <text:p text:style-name="P21">Sufre algo de fragmentación externa.</text:p>
                </text:list-item>
                <text:list-item>
                  <text:p text:style-name="P21">Inconveniente: limitación del tamaño máximo de segmento.</text:p>
                </text:list-item>
                <text:list-item>
                  <text:p text:style-name="P21">Más inconvenientes: no hay relación simple entre <text:s/>direcciones lógicas y físicas.</text:p>
                </text:list-item>
                <text:list-item>
                  <text:p text:style-name="P21">Registro Base de la tabla de Segmentos se encuentra en el PCB y apunta a la Tabla de segmentos. <text:span text:style-name="T17">La Tabla de Segmentos aplica direcciones bidimensionales definidas por el usuario en direcciones físicas de una dimensión. Cada entrada de la tabla tiene los siguientes elementos (aparte de presencia, modificación y protección):</text:span></text:p>
                  <text:list>
                    <text:list-item>
                      <text:p text:style-name="P22">base - dirección física donde reside el inicio del segmento en memoria.</text:p>
                    </text:list-item>
                    <text:list-item>
                      <text:p text:style-name="P22">tamaño - longitud del segmento.</text:p>
                    </text:list-item>
                  </text:list>
                </text:list-item>
                <text:list-item>
                  <text:p text:style-name="P22">El número de segmento s generado en una dirección lógica es válido si es menor que la longitud de la tabla de segmento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9:27:48.692563012</meta:creation-date>
    <dc:date>2017-11-28T12:13:03.420472173</dc:date>
    <meta:editing-duration>PT59M3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4" meta:paragraph-count="126" meta:word-count="1582" meta:character-count="9414" meta:non-whitespace-character-count="8078"/>
  </office:meta>
</office:document-meta>
</file>